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14.262cm" svg:y="0.558cm">
            <draw:object draw:notify-on-update-of-ranges="Sheet1.B2:Sheet1.B2 Sheet1.B3:Sheet1.B12 Sheet1.C2:Sheet1.C2 Sheet1.C3:Sheet1.C12 Sheet1.D2:Sheet1.D2 Sheet1.D3:Sheet1.D12 Sheet1.E2:Sheet1.E2 Sheet1.E3:Sheet1.E12 Sheet1.F2:Sheet1.F2 Sheet1.F3:Sheet1.F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4.262cm" svg:y="10.066cm">
            <draw:object draw:notify-on-update-of-ranges="Sheet1.B25:Sheet1.B25 Sheet1.B26:Sheet1.B35 Sheet1.C25:Sheet1.C25 Sheet1.C26:Sheet1.C35 Sheet1.D25:Sheet1.D25 Sheet1.D26:Sheet1.D35 Sheet1.E25:Sheet1.E25 Sheet1.E26:Sheet1.E35 Sheet1.F25:Sheet1.F25 Sheet1.F26:Sheet1.F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14.373cm" svg:y="19.15cm">
            <draw:object draw:notify-on-update-of-ranges="Sheet1.B44:Sheet1.B44 Sheet1.B45:Sheet1.B54 Sheet1.C44:Sheet1.C44 Sheet1.C45:Sheet1.C54 Sheet1.D44:Sheet1.D44 Sheet1.D45:Sheet1.D54 Sheet1.E44:Sheet1.E44 Sheet1.E45:Sheet1.E54 Sheet1.F44:Sheet1.F44 Sheet1.F45:Sheet1.F5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13.739cm" svg:y="29.855cm">
            <draw:object draw:notify-on-update-of-ranges="Sheet1.B67:Sheet1.B67 Sheet1.B68:Sheet1.B77 Sheet1.C67:Sheet1.C67 Sheet1.C68:Sheet1.C77 Sheet1.D67:Sheet1.D67 Sheet1.D68:Sheet1.D77 Sheet1.E67:Sheet1.E67 Sheet1.E68:Sheet1.E77 Sheet1.F67:Sheet1.F67 Sheet1.F68:Sheet1.F7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4cm" svg:x="14.07cm" svg:y="39.258cm">
            <draw:object draw:notify-on-update-of-ranges="Sheet1.B88:Sheet1.B88 Sheet1.B89:Sheet1.B98 Sheet1.C88:Sheet1.C88 Sheet1.C89:Sheet1.C98 Sheet1.D88:Sheet1.D88 Sheet1.D89:Sheet1.D98 Sheet1.E88:Sheet1.E88 Sheet1.E89:Sheet1.E98 Sheet1.F88:Sheet1.F88 Sheet1.F89:Sheet1.F9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SP-1</text:p>
          </table:table-cell>
          <table:table-cell office:value-type="string" calcext:value-type="string">
            <text:p>CSP-2</text:p>
          </table:table-cell>
          <table:table-cell office:value-type="string" calcext:value-type="string">
            <text:p>CSP-3</text:p>
          </table:table-cell>
          <table:table-cell office:value-type="string" calcext:value-type="string">
            <text:p>CSP-4</text:p>
          </table:table-cell>
          <table:table-cell office:value-type="string" calcext:value-type="string">
            <text:p>CSP-5</text:p>
          </table:table-cell>
        </table:table-row>
        <table:table-row table:style-name="ro1">
          <table:table-cell/>
          <table:table-cell office:value-type="float" office:value="66429" calcext:value-type="float">
            <text:p>66429</text:p>
          </table:table-cell>
          <table:table-cell office:value-type="float" office:value="17523" calcext:value-type="float">
            <text:p>17523</text:p>
          </table:table-cell>
          <table:table-cell office:value-type="float" office:value="15048" calcext:value-type="float">
            <text:p>15048</text:p>
          </table:table-cell>
          <table:table-cell office:value-type="float" office:value="14256" calcext:value-type="float">
            <text:p>14256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/>
          <table:table-cell office:value-type="float" office:value="133529" calcext:value-type="float">
            <text:p>133529</text:p>
          </table:table-cell>
          <table:table-cell office:value-type="float" office:value="35223" calcext:value-type="float">
            <text:p>35223</text:p>
          </table:table-cell>
          <table:table-cell office:value-type="float" office:value="30248" calcext:value-type="float">
            <text:p>30248</text:p>
          </table:table-cell>
          <table:table-cell office:value-type="float" office:value="28656" calcext:value-type="float">
            <text:p>28656</text:p>
          </table:table-cell>
          <table:table-cell office:value-type="float" office:value="10945" calcext:value-type="float">
            <text:p>10945</text:p>
          </table:table-cell>
        </table:table-row>
        <table:table-row table:style-name="ro1">
          <table:table-cell/>
          <table:table-cell office:value-type="float" office:value="200629" calcext:value-type="float">
            <text:p>200629</text:p>
          </table:table-cell>
          <table:table-cell office:value-type="float" office:value="52923" calcext:value-type="float">
            <text:p>52923</text:p>
          </table:table-cell>
          <table:table-cell office:value-type="float" office:value="45448" calcext:value-type="float">
            <text:p>45448</text:p>
          </table:table-cell>
          <table:table-cell office:value-type="float" office:value="43056" calcext:value-type="float">
            <text:p>43056</text:p>
          </table:table-cell>
          <table:table-cell office:value-type="float" office:value="16445" calcext:value-type="float">
            <text:p>16445</text:p>
          </table:table-cell>
        </table:table-row>
        <table:table-row table:style-name="ro1">
          <table:table-cell/>
          <table:table-cell office:value-type="float" office:value="267729" calcext:value-type="float">
            <text:p>267729</text:p>
          </table:table-cell>
          <table:table-cell office:value-type="float" office:value="70623" calcext:value-type="float">
            <text:p>70623</text:p>
          </table:table-cell>
          <table:table-cell office:value-type="float" office:value="60648" calcext:value-type="float">
            <text:p>60648</text:p>
          </table:table-cell>
          <table:table-cell office:value-type="float" office:value="57456" calcext:value-type="float">
            <text:p>57456</text:p>
          </table:table-cell>
          <table:table-cell office:value-type="float" office:value="21945" calcext:value-type="float">
            <text:p>21945</text:p>
          </table:table-cell>
        </table:table-row>
        <table:table-row table:style-name="ro1">
          <table:table-cell/>
          <table:table-cell office:value-type="float" office:value="334829" calcext:value-type="float">
            <text:p>334829</text:p>
          </table:table-cell>
          <table:table-cell office:value-type="float" office:value="88323" calcext:value-type="float">
            <text:p>88323</text:p>
          </table:table-cell>
          <table:table-cell office:value-type="float" office:value="75848" calcext:value-type="float">
            <text:p>75848</text:p>
          </table:table-cell>
          <table:table-cell office:value-type="float" office:value="71856" calcext:value-type="float">
            <text:p>71856</text:p>
          </table:table-cell>
          <table:table-cell office:value-type="float" office:value="27445" calcext:value-type="float">
            <text:p>27445</text:p>
          </table:table-cell>
        </table:table-row>
        <table:table-row table:style-name="ro1">
          <table:table-cell/>
          <table:table-cell office:value-type="float" office:value="401929" calcext:value-type="float">
            <text:p>401929</text:p>
          </table:table-cell>
          <table:table-cell office:value-type="float" office:value="106023" calcext:value-type="float">
            <text:p>106023</text:p>
          </table:table-cell>
          <table:table-cell office:value-type="float" office:value="91048" calcext:value-type="float">
            <text:p>91048</text:p>
          </table:table-cell>
          <table:table-cell office:value-type="float" office:value="86256" calcext:value-type="float">
            <text:p>86256</text:p>
          </table:table-cell>
          <table:table-cell office:value-type="float" office:value="32945" calcext:value-type="float">
            <text:p>32945</text:p>
          </table:table-cell>
        </table:table-row>
        <table:table-row table:style-name="ro1">
          <table:table-cell/>
          <table:table-cell office:value-type="float" office:value="469029" calcext:value-type="float">
            <text:p>469029</text:p>
          </table:table-cell>
          <table:table-cell office:value-type="float" office:value="123723" calcext:value-type="float">
            <text:p>123723</text:p>
          </table:table-cell>
          <table:table-cell office:value-type="float" office:value="106248" calcext:value-type="float">
            <text:p>106248</text:p>
          </table:table-cell>
          <table:table-cell office:value-type="float" office:value="100656" calcext:value-type="float">
            <text:p>100656</text:p>
          </table:table-cell>
          <table:table-cell office:value-type="float" office:value="38445" calcext:value-type="float">
            <text:p>38445</text:p>
          </table:table-cell>
        </table:table-row>
        <table:table-row table:style-name="ro1">
          <table:table-cell/>
          <table:table-cell office:value-type="float" office:value="536129" calcext:value-type="float">
            <text:p>536129</text:p>
          </table:table-cell>
          <table:table-cell office:value-type="float" office:value="141423" calcext:value-type="float">
            <text:p>141423</text:p>
          </table:table-cell>
          <table:table-cell office:value-type="float" office:value="121448" calcext:value-type="float">
            <text:p>121448</text:p>
          </table:table-cell>
          <table:table-cell office:value-type="float" office:value="115056" calcext:value-type="float">
            <text:p>115056</text:p>
          </table:table-cell>
          <table:table-cell office:value-type="float" office:value="43945" calcext:value-type="float">
            <text:p>43945</text:p>
          </table:table-cell>
        </table:table-row>
        <table:table-row table:style-name="ro1">
          <table:table-cell/>
          <table:table-cell office:value-type="float" office:value="603229" calcext:value-type="float">
            <text:p>603229</text:p>
          </table:table-cell>
          <table:table-cell office:value-type="float" office:value="159123" calcext:value-type="float">
            <text:p>159123</text:p>
          </table:table-cell>
          <table:table-cell office:value-type="float" office:value="136648" calcext:value-type="float">
            <text:p>136648</text:p>
          </table:table-cell>
          <table:table-cell office:value-type="float" office:value="129456" calcext:value-type="float">
            <text:p>129456</text:p>
          </table:table-cell>
          <table:table-cell office:value-type="float" office:value="49445" calcext:value-type="float">
            <text:p>49445</text:p>
          </table:table-cell>
        </table:table-row>
        <table:table-row table:style-name="ro1">
          <table:table-cell/>
          <table:table-cell office:value-type="float" office:value="670329" calcext:value-type="float">
            <text:p>670329</text:p>
          </table:table-cell>
          <table:table-cell office:value-type="float" office:value="176823" calcext:value-type="float">
            <text:p>176823</text:p>
          </table:table-cell>
          <table:table-cell office:value-type="float" office:value="151848" calcext:value-type="float">
            <text:p>151848</text:p>
          </table:table-cell>
          <table:table-cell office:value-type="float" office:value="143856" calcext:value-type="float">
            <text:p>143856</text:p>
          </table:table-cell>
          <table:table-cell office:value-type="float" office:value="54945" calcext:value-type="float">
            <text:p>54945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/>
          <table:table-cell office:value-type="string" calcext:value-type="string">
            <text:p>CSP-1</text:p>
          </table:table-cell>
          <table:table-cell office:value-type="string" calcext:value-type="string">
            <text:p>CSP-2</text:p>
          </table:table-cell>
          <table:table-cell office:value-type="string" calcext:value-type="string">
            <text:p>CSP-3</text:p>
          </table:table-cell>
          <table:table-cell office:value-type="string" calcext:value-type="string">
            <text:p>CSP-4</text:p>
          </table:table-cell>
          <table:table-cell office:value-type="string" calcext:value-type="string">
            <text:p>CSP-5</text:p>
          </table:table-cell>
        </table:table-row>
        <table:table-row table:style-name="ro1">
          <table:table-cell/>
          <table:table-cell office:value-type="float" office:value="66429" calcext:value-type="float">
            <text:p>66429</text:p>
          </table:table-cell>
          <table:table-cell office:value-type="float" office:value="4554" calcext:value-type="float">
            <text:p>4554</text:p>
          </table:table-cell>
          <table:table-cell office:value-type="float" office:value="14517" calcext:value-type="float">
            <text:p>14517</text:p>
          </table:table-cell>
          <table:table-cell office:value-type="float" office:value="18565" calcext:value-type="float">
            <text:p>18565</text:p>
          </table:table-cell>
          <table:table-cell office:value-type="float" office:value="12459" calcext:value-type="float">
            <text:p>12459</text:p>
          </table:table-cell>
        </table:table-row>
        <table:table-row table:style-name="ro1">
          <table:table-cell/>
          <table:table-cell office:value-type="float" office:value="133529" calcext:value-type="float">
            <text:p>133529</text:p>
          </table:table-cell>
          <table:table-cell office:value-type="float" office:value="9154" calcext:value-type="float">
            <text:p>9154</text:p>
          </table:table-cell>
          <table:table-cell office:value-type="float" office:value="20217" calcext:value-type="float">
            <text:p>20217</text:p>
          </table:table-cell>
          <table:table-cell office:value-type="float" office:value="40965" calcext:value-type="float">
            <text:p>40965</text:p>
          </table:table-cell>
          <table:table-cell office:value-type="float" office:value="30459" calcext:value-type="float">
            <text:p>30459</text:p>
          </table:table-cell>
        </table:table-row>
        <table:table-row table:style-name="ro1">
          <table:table-cell/>
          <table:table-cell office:value-type="float" office:value="200629" calcext:value-type="float">
            <text:p>200629</text:p>
          </table:table-cell>
          <table:table-cell office:value-type="float" office:value="13754" calcext:value-type="float">
            <text:p>13754</text:p>
          </table:table-cell>
          <table:table-cell office:value-type="float" office:value="25917" calcext:value-type="float">
            <text:p>25917</text:p>
          </table:table-cell>
          <table:table-cell office:value-type="float" office:value="63365" calcext:value-type="float">
            <text:p>63365</text:p>
          </table:table-cell>
          <table:table-cell office:value-type="float" office:value="48459" calcext:value-type="float">
            <text:p>48459</text:p>
          </table:table-cell>
        </table:table-row>
        <table:table-row table:style-name="ro1">
          <table:table-cell/>
          <table:table-cell office:value-type="float" office:value="267729" calcext:value-type="float">
            <text:p>267729</text:p>
          </table:table-cell>
          <table:table-cell office:value-type="float" office:value="18354" calcext:value-type="float">
            <text:p>18354</text:p>
          </table:table-cell>
          <table:table-cell office:value-type="float" office:value="31617" calcext:value-type="float">
            <text:p>31617</text:p>
          </table:table-cell>
          <table:table-cell office:value-type="float" office:value="85765" calcext:value-type="float">
            <text:p>85765</text:p>
          </table:table-cell>
          <table:table-cell office:value-type="float" office:value="66459" calcext:value-type="float">
            <text:p>66459</text:p>
          </table:table-cell>
        </table:table-row>
        <table:table-row table:style-name="ro1">
          <table:table-cell/>
          <table:table-cell office:value-type="float" office:value="334829" calcext:value-type="float">
            <text:p>334829</text:p>
          </table:table-cell>
          <table:table-cell office:value-type="float" office:value="22954" calcext:value-type="float">
            <text:p>22954</text:p>
          </table:table-cell>
          <table:table-cell office:value-type="float" office:value="37317" calcext:value-type="float">
            <text:p>37317</text:p>
          </table:table-cell>
          <table:table-cell office:value-type="float" office:value="108165" calcext:value-type="float">
            <text:p>108165</text:p>
          </table:table-cell>
          <table:table-cell office:value-type="float" office:value="84459" calcext:value-type="float">
            <text:p>84459</text:p>
          </table:table-cell>
        </table:table-row>
        <table:table-row table:style-name="ro1">
          <table:table-cell/>
          <table:table-cell office:value-type="float" office:value="401929" calcext:value-type="float">
            <text:p>401929</text:p>
          </table:table-cell>
          <table:table-cell office:value-type="float" office:value="27554" calcext:value-type="float">
            <text:p>27554</text:p>
          </table:table-cell>
          <table:table-cell office:value-type="float" office:value="43017" calcext:value-type="float">
            <text:p>43017</text:p>
          </table:table-cell>
          <table:table-cell office:value-type="float" office:value="130565" calcext:value-type="float">
            <text:p>130565</text:p>
          </table:table-cell>
          <table:table-cell office:value-type="float" office:value="102459" calcext:value-type="float">
            <text:p>102459</text:p>
          </table:table-cell>
        </table:table-row>
        <table:table-row table:style-name="ro1">
          <table:table-cell/>
          <table:table-cell office:value-type="float" office:value="469029" calcext:value-type="float">
            <text:p>469029</text:p>
          </table:table-cell>
          <table:table-cell office:value-type="float" office:value="32154" calcext:value-type="float">
            <text:p>32154</text:p>
          </table:table-cell>
          <table:table-cell office:value-type="float" office:value="48717" calcext:value-type="float">
            <text:p>48717</text:p>
          </table:table-cell>
          <table:table-cell office:value-type="float" office:value="152965" calcext:value-type="float">
            <text:p>152965</text:p>
          </table:table-cell>
          <table:table-cell office:value-type="float" office:value="120459" calcext:value-type="float">
            <text:p>120459</text:p>
          </table:table-cell>
        </table:table-row>
        <table:table-row table:style-name="ro1">
          <table:table-cell/>
          <table:table-cell office:value-type="float" office:value="536129" calcext:value-type="float">
            <text:p>536129</text:p>
          </table:table-cell>
          <table:table-cell office:value-type="float" office:value="36754" calcext:value-type="float">
            <text:p>36754</text:p>
          </table:table-cell>
          <table:table-cell office:value-type="float" office:value="54417" calcext:value-type="float">
            <text:p>54417</text:p>
          </table:table-cell>
          <table:table-cell office:value-type="float" office:value="175365" calcext:value-type="float">
            <text:p>175365</text:p>
          </table:table-cell>
          <table:table-cell office:value-type="float" office:value="138459" calcext:value-type="float">
            <text:p>138459</text:p>
          </table:table-cell>
        </table:table-row>
        <table:table-row table:style-name="ro1">
          <table:table-cell/>
          <table:table-cell office:value-type="float" office:value="603229" calcext:value-type="float">
            <text:p>603229</text:p>
          </table:table-cell>
          <table:table-cell office:value-type="float" office:value="41354" calcext:value-type="float">
            <text:p>41354</text:p>
          </table:table-cell>
          <table:table-cell office:value-type="float" office:value="60117" calcext:value-type="float">
            <text:p>60117</text:p>
          </table:table-cell>
          <table:table-cell office:value-type="float" office:value="197765" calcext:value-type="float">
            <text:p>197765</text:p>
          </table:table-cell>
          <table:table-cell office:value-type="float" office:value="156459" calcext:value-type="float">
            <text:p>156459</text:p>
          </table:table-cell>
        </table:table-row>
        <table:table-row table:style-name="ro1">
          <table:table-cell/>
          <table:table-cell office:value-type="float" office:value="670329" calcext:value-type="float">
            <text:p>670329</text:p>
          </table:table-cell>
          <table:table-cell office:value-type="float" office:value="45954" calcext:value-type="float">
            <text:p>45954</text:p>
          </table:table-cell>
          <table:table-cell office:value-type="float" office:value="65817" calcext:value-type="float">
            <text:p>65817</text:p>
          </table:table-cell>
          <table:table-cell office:value-type="float" office:value="220165" calcext:value-type="float">
            <text:p>220165</text:p>
          </table:table-cell>
          <table:table-cell office:value-type="float" office:value="174459" calcext:value-type="float">
            <text:p>174459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CSP-1</text:p>
          </table:table-cell>
          <table:table-cell office:value-type="string" calcext:value-type="string">
            <text:p>CSP-2</text:p>
          </table:table-cell>
          <table:table-cell office:value-type="string" calcext:value-type="string">
            <text:p>CSP-3</text:p>
          </table:table-cell>
          <table:table-cell office:value-type="string" calcext:value-type="string">
            <text:p>CSP-4</text:p>
          </table:table-cell>
          <table:table-cell office:value-type="string" calcext:value-type="string">
            <text:p>CSP-5</text:p>
          </table:table-cell>
        </table:table-row>
        <table:table-row table:style-name="ro1">
          <table:table-cell/>
          <table:table-cell office:value-type="float" office:value="74633.5" calcext:value-type="float">
            <text:p>74633.5</text:p>
          </table:table-cell>
          <table:table-cell office:value-type="float" office:value="0" calcext:value-type="float">
            <text:p>0</text:p>
          </table:table-cell>
          <table:table-cell office:value-type="float" office:value="21268.6" calcext:value-type="float">
            <text:p>21268.6</text:p>
          </table:table-cell>
          <table:table-cell office:value-type="float" office:value="17535.1" calcext:value-type="float">
            <text:p>17535.1</text:p>
          </table:table-cell>
          <table:table-cell office:value-type="float" office:value="20363.1" calcext:value-type="float">
            <text:p>20363.1</text:p>
          </table:table-cell>
        </table:table-row>
        <table:table-row table:style-name="ro1">
          <table:table-cell/>
          <table:table-cell office:value-type="float" office:value="152974" calcext:value-type="float">
            <text:p>152974</text:p>
          </table:table-cell>
          <table:table-cell office:value-type="float" office:value="0" calcext:value-type="float">
            <text:p>0</text:p>
          </table:table-cell>
          <table:table-cell office:value-type="float" office:value="37794.7" calcext:value-type="float">
            <text:p>37794.7</text:p>
          </table:table-cell>
          <table:table-cell office:value-type="float" office:value="41976.5" calcext:value-type="float">
            <text:p>41976.5</text:p>
          </table:table-cell>
          <table:table-cell office:value-type="float" office:value="43208.4" calcext:value-type="float">
            <text:p>43208.4</text:p>
          </table:table-cell>
        </table:table-row>
        <table:table-row table:style-name="ro1">
          <table:table-cell/>
          <table:table-cell office:value-type="float" office:value="232478" calcext:value-type="float">
            <text:p>232478</text:p>
          </table:table-cell>
          <table:table-cell office:value-type="float" office:value="0" calcext:value-type="float">
            <text:p>0</text:p>
          </table:table-cell>
          <table:table-cell office:value-type="float" office:value="61810.7" calcext:value-type="float">
            <text:p>61810.7</text:p>
          </table:table-cell>
          <table:table-cell office:value-type="float" office:value="63843.9" calcext:value-type="float">
            <text:p>63843.9</text:p>
          </table:table-cell>
          <table:table-cell office:value-type="float" office:value="64186.7" calcext:value-type="float">
            <text:p>64186.7</text:p>
          </table:table-cell>
        </table:table-row>
        <table:table-row table:style-name="ro1">
          <table:table-cell/>
          <table:table-cell office:value-type="float" office:value="312746" calcext:value-type="float">
            <text:p>312746</text:p>
          </table:table-cell>
          <table:table-cell office:value-type="float" office:value="0" calcext:value-type="float">
            <text:p>0</text:p>
          </table:table-cell>
          <table:table-cell office:value-type="float" office:value="88343.4" calcext:value-type="float">
            <text:p>88343.4</text:p>
          </table:table-cell>
          <table:table-cell office:value-type="float" office:value="83114.7" calcext:value-type="float">
            <text:p>83114.7</text:p>
          </table:table-cell>
          <table:table-cell office:value-type="float" office:value="87096.3" calcext:value-type="float">
            <text:p>87096.3</text:p>
          </table:table-cell>
        </table:table-row>
        <table:table-row table:style-name="ro1">
          <table:table-cell/>
          <table:table-cell office:value-type="float" office:value="393584" calcext:value-type="float">
            <text:p>393584</text:p>
          </table:table-cell>
          <table:table-cell office:value-type="float" office:value="0" calcext:value-type="float">
            <text:p>0</text:p>
          </table:table-cell>
          <table:table-cell office:value-type="float" office:value="115009" calcext:value-type="float">
            <text:p>115009</text:p>
          </table:table-cell>
          <table:table-cell office:value-type="float" office:value="102622" calcext:value-type="float">
            <text:p>102622</text:p>
          </table:table-cell>
          <table:table-cell office:value-type="float" office:value="110307" calcext:value-type="float">
            <text:p>110307</text:p>
          </table:table-cell>
        </table:table-row>
        <table:table-row table:style-name="ro1">
          <table:table-cell/>
          <table:table-cell office:value-type="float" office:value="474881" calcext:value-type="float">
            <text:p>474881</text:p>
          </table:table-cell>
          <table:table-cell office:value-type="float" office:value="0" calcext:value-type="float">
            <text:p>0</text:p>
          </table:table-cell>
          <table:table-cell office:value-type="float" office:value="141781" calcext:value-type="float">
            <text:p>141781</text:p>
          </table:table-cell>
          <table:table-cell office:value-type="float" office:value="122317" calcext:value-type="float">
            <text:p>122317</text:p>
          </table:table-cell>
          <table:table-cell office:value-type="float" office:value="133758" calcext:value-type="float">
            <text:p>133758</text:p>
          </table:table-cell>
        </table:table-row>
        <table:table-row table:style-name="ro1">
          <table:table-cell/>
          <table:table-cell office:value-type="float" office:value="556559" calcext:value-type="float">
            <text:p>556559</text:p>
          </table:table-cell>
          <table:table-cell office:value-type="float" office:value="0" calcext:value-type="float">
            <text:p>0</text:p>
          </table:table-cell>
          <table:table-cell office:value-type="float" office:value="168642" calcext:value-type="float">
            <text:p>168642</text:p>
          </table:table-cell>
          <table:table-cell office:value-type="float" office:value="142170" calcext:value-type="float">
            <text:p>142170</text:p>
          </table:table-cell>
          <table:table-cell office:value-type="float" office:value="157410" calcext:value-type="float">
            <text:p>157410</text:p>
          </table:table-cell>
        </table:table-row>
        <table:table-row table:style-name="ro1">
          <table:table-cell/>
          <table:table-cell office:value-type="float" office:value="638567" calcext:value-type="float">
            <text:p>638567</text:p>
          </table:table-cell>
          <table:table-cell office:value-type="float" office:value="0" calcext:value-type="float">
            <text:p>0</text:p>
          </table:table-cell>
          <table:table-cell office:value-type="float" office:value="195580" calcext:value-type="float">
            <text:p>195580</text:p>
          </table:table-cell>
          <table:table-cell office:value-type="float" office:value="162159" calcext:value-type="float">
            <text:p>162159</text:p>
          </table:table-cell>
          <table:table-cell office:value-type="float" office:value="181234" calcext:value-type="float">
            <text:p>181234</text:p>
          </table:table-cell>
        </table:table-row>
        <table:table-row table:style-name="ro1">
          <table:table-cell/>
          <table:table-cell office:value-type="float" office:value="720863" calcext:value-type="float">
            <text:p>720863</text:p>
          </table:table-cell>
          <table:table-cell office:value-type="float" office:value="0" calcext:value-type="float">
            <text:p>0</text:p>
          </table:table-cell>
          <table:table-cell office:value-type="float" office:value="222585" calcext:value-type="float">
            <text:p>222585</text:p>
          </table:table-cell>
          <table:table-cell office:value-type="float" office:value="182266" calcext:value-type="float">
            <text:p>182266</text:p>
          </table:table-cell>
          <table:table-cell office:value-type="float" office:value="205208" calcext:value-type="float">
            <text:p>205208</text:p>
          </table:table-cell>
        </table:table-row>
        <table:table-row table:style-name="ro1">
          <table:table-cell/>
          <table:table-cell office:value-type="float" office:value="803416" calcext:value-type="float">
            <text:p>803416</text:p>
          </table:table-cell>
          <table:table-cell office:value-type="float" office:value="0" calcext:value-type="float">
            <text:p>0</text:p>
          </table:table-cell>
          <table:table-cell office:value-type="float" office:value="249651" calcext:value-type="float">
            <text:p>249651</text:p>
          </table:table-cell>
          <table:table-cell office:value-type="float" office:value="202478" calcext:value-type="float">
            <text:p>202478</text:p>
          </table:table-cell>
          <table:table-cell office:value-type="float" office:value="229318" calcext:value-type="float">
            <text:p>229318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/>
          <table:table-cell office:value-type="string" calcext:value-type="string">
            <text:p>CSP-1</text:p>
          </table:table-cell>
          <table:table-cell office:value-type="string" calcext:value-type="string">
            <text:p>CSP-2</text:p>
          </table:table-cell>
          <table:table-cell office:value-type="string" calcext:value-type="string">
            <text:p>CSP-3</text:p>
          </table:table-cell>
          <table:table-cell office:value-type="string" calcext:value-type="string">
            <text:p>CSP-4</text:p>
          </table:table-cell>
          <table:table-cell office:value-type="string" calcext:value-type="string">
            <text:p>CSP-5</text:p>
          </table:table-cell>
        </table:table-row>
        <table:table-row table:style-name="ro1">
          <table:table-cell/>
          <table:table-cell office:value-type="float" office:value="75593.3" calcext:value-type="float">
            <text:p>75593.3</text:p>
          </table:table-cell>
          <table:table-cell office:value-type="float" office:value="2340.35" calcext:value-type="float">
            <text:p>2340.35</text:p>
          </table:table-cell>
          <table:table-cell office:value-type="float" office:value="27740.4" calcext:value-type="float">
            <text:p>27740.4</text:p>
          </table:table-cell>
          <table:table-cell office:value-type="float" office:value="16016.4" calcext:value-type="float">
            <text:p>16016.4</text:p>
          </table:table-cell>
          <table:table-cell office:value-type="float" office:value="11324.3" calcext:value-type="float">
            <text:p>11324.3</text:p>
          </table:table-cell>
        </table:table-row>
        <table:table-row table:style-name="ro1">
          <table:table-cell/>
          <table:table-cell office:value-type="float" office:value="155260" calcext:value-type="float">
            <text:p>155260</text:p>
          </table:table-cell>
          <table:table-cell office:value-type="float" office:value="2340.35" calcext:value-type="float">
            <text:p>2340.35</text:p>
          </table:table-cell>
          <table:table-cell office:value-type="float" office:value="63851.8" calcext:value-type="float">
            <text:p>63851.8</text:p>
          </table:table-cell>
          <table:table-cell office:value-type="float" office:value="31623.9" calcext:value-type="float">
            <text:p>31623.9</text:p>
          </table:table-cell>
          <table:table-cell office:value-type="float" office:value="23795.9" calcext:value-type="float">
            <text:p>23795.9</text:p>
          </table:table-cell>
        </table:table-row>
        <table:table-row table:style-name="ro1">
          <table:table-cell/>
          <table:table-cell office:value-type="float" office:value="236232" calcext:value-type="float">
            <text:p>236232</text:p>
          </table:table-cell>
          <table:table-cell office:value-type="float" office:value="2340.35" calcext:value-type="float">
            <text:p>2340.35</text:p>
          </table:table-cell>
          <table:table-cell office:value-type="float" office:value="100632" calcext:value-type="float">
            <text:p>100632</text:p>
          </table:table-cell>
          <table:table-cell office:value-type="float" office:value="48557.6" calcext:value-type="float">
            <text:p>48557.6</text:p>
          </table:table-cell>
          <table:table-cell office:value-type="float" office:value="36010.3" calcext:value-type="float">
            <text:p>36010.3</text:p>
          </table:table-cell>
        </table:table-row>
        <table:table-row table:style-name="ro1">
          <table:table-cell/>
          <table:table-cell office:value-type="float" office:value="318062" calcext:value-type="float">
            <text:p>318062</text:p>
          </table:table-cell>
          <table:table-cell office:value-type="float" office:value="2340.35" calcext:value-type="float">
            <text:p>2340.35</text:p>
          </table:table-cell>
          <table:table-cell office:value-type="float" office:value="137786" calcext:value-type="float">
            <text:p>137786</text:p>
          </table:table-cell>
          <table:table-cell office:value-type="float" office:value="68345.2" calcext:value-type="float">
            <text:p>68345.2</text:p>
          </table:table-cell>
          <table:table-cell office:value-type="float" office:value="46962.6" calcext:value-type="float">
            <text:p>46962.6</text:p>
          </table:table-cell>
        </table:table-row>
        <table:table-row table:style-name="ro1">
          <table:table-cell/>
          <table:table-cell office:value-type="float" office:value="400534" calcext:value-type="float">
            <text:p>400534</text:p>
          </table:table-cell>
          <table:table-cell office:value-type="float" office:value="2340.35" calcext:value-type="float">
            <text:p>2340.35</text:p>
          </table:table-cell>
          <table:table-cell office:value-type="float" office:value="176983" calcext:value-type="float">
            <text:p>176983</text:p>
          </table:table-cell>
          <table:table-cell office:value-type="float" office:value="86447.2" calcext:value-type="float">
            <text:p>86447.2</text:p>
          </table:table-cell>
          <table:table-cell office:value-type="float" office:value="57845.1" calcext:value-type="float">
            <text:p>57845.1</text:p>
          </table:table-cell>
        </table:table-row>
        <table:table-row table:style-name="ro1">
          <table:table-cell/>
          <table:table-cell office:value-type="float" office:value="483521" calcext:value-type="float">
            <text:p>483521</text:p>
          </table:table-cell>
          <table:table-cell office:value-type="float" office:value="2340.35" calcext:value-type="float">
            <text:p>2340.35</text:p>
          </table:table-cell>
          <table:table-cell office:value-type="float" office:value="216543" calcext:value-type="float">
            <text:p>216543</text:p>
          </table:table-cell>
          <table:table-cell office:value-type="float" office:value="104596" calcext:value-type="float">
            <text:p>104596</text:p>
          </table:table-cell>
          <table:table-cell office:value-type="float" office:value="68850.4" calcext:value-type="float">
            <text:p>68850.4</text:p>
          </table:table-cell>
        </table:table-row>
        <table:table-row table:style-name="ro1">
          <table:table-cell/>
          <table:table-cell office:value-type="float" office:value="566938" calcext:value-type="float">
            <text:p>566938</text:p>
          </table:table-cell>
          <table:table-cell office:value-type="float" office:value="2340.35" calcext:value-type="float">
            <text:p>2340.35</text:p>
          </table:table-cell>
          <table:table-cell office:value-type="float" office:value="256313" calcext:value-type="float">
            <text:p>256313</text:p>
          </table:table-cell>
          <table:table-cell office:value-type="float" office:value="122907" calcext:value-type="float">
            <text:p>122907</text:p>
          </table:table-cell>
          <table:table-cell office:value-type="float" office:value="79958.2" calcext:value-type="float">
            <text:p>79958.2</text:p>
          </table:table-cell>
        </table:table-row>
        <table:table-row table:style-name="ro1">
          <table:table-cell/>
          <table:table-cell office:value-type="float" office:value="650726" calcext:value-type="float">
            <text:p>650726</text:p>
          </table:table-cell>
          <table:table-cell office:value-type="float" office:value="2340.35" calcext:value-type="float">
            <text:p>2340.35</text:p>
          </table:table-cell>
          <table:table-cell office:value-type="float" office:value="296264" calcext:value-type="float">
            <text:p>296264</text:p>
          </table:table-cell>
          <table:table-cell office:value-type="float" office:value="141357" calcext:value-type="float">
            <text:p>141357</text:p>
          </table:table-cell>
          <table:table-cell office:value-type="float" office:value="91154.1" calcext:value-type="float">
            <text:p>91154.1</text:p>
          </table:table-cell>
        </table:table-row>
        <table:table-row table:style-name="ro1">
          <table:table-cell/>
          <table:table-cell office:value-type="float" office:value="734838" calcext:value-type="float">
            <text:p>734838</text:p>
          </table:table-cell>
          <table:table-cell office:value-type="float" office:value="2340.35" calcext:value-type="float">
            <text:p>2340.35</text:p>
          </table:table-cell>
          <table:table-cell office:value-type="float" office:value="336374" calcext:value-type="float">
            <text:p>336374</text:p>
          </table:table-cell>
          <table:table-cell office:value-type="float" office:value="159930" calcext:value-type="float">
            <text:p>159930</text:p>
          </table:table-cell>
          <table:table-cell office:value-type="float" office:value="102427" calcext:value-type="float">
            <text:p>102427</text:p>
          </table:table-cell>
        </table:table-row>
        <table:table-row table:style-name="ro1">
          <table:table-cell/>
          <table:table-cell office:value-type="float" office:value="819239" calcext:value-type="float">
            <text:p>819239</text:p>
          </table:table-cell>
          <table:table-cell office:value-type="float" office:value="2340.35" calcext:value-type="float">
            <text:p>2340.35</text:p>
          </table:table-cell>
          <table:table-cell office:value-type="float" office:value="379834" calcext:value-type="float">
            <text:p>379834</text:p>
          </table:table-cell>
          <table:table-cell office:value-type="float" office:value="178612" calcext:value-type="float">
            <text:p>178612</text:p>
          </table:table-cell>
          <table:table-cell office:value-type="float" office:value="111967" calcext:value-type="float">
            <text:p>111967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office:value-type="string" calcext:value-type="string">
            <text:p>CSP-1</text:p>
          </table:table-cell>
          <table:table-cell office:value-type="string" calcext:value-type="string">
            <text:p>CSP-2</text:p>
          </table:table-cell>
          <table:table-cell office:value-type="string" calcext:value-type="string">
            <text:p>CSP-3</text:p>
          </table:table-cell>
          <table:table-cell office:value-type="string" calcext:value-type="string">
            <text:p>CSP-4</text:p>
          </table:table-cell>
          <table:table-cell office:value-type="string" calcext:value-type="string">
            <text:p>CSP-5</text:p>
          </table:table-cell>
        </table:table-row>
        <table:table-row table:style-name="ro1">
          <table:table-cell/>
          <table:table-cell office:value-type="float" office:value="75608.6" calcext:value-type="float">
            <text:p>75608.6</text:p>
          </table:table-cell>
          <table:table-cell office:value-type="float" office:value="10478.5" calcext:value-type="float">
            <text:p>10478.5</text:p>
          </table:table-cell>
          <table:table-cell office:value-type="float" office:value="21243.4" calcext:value-type="float">
            <text:p>21243.4</text:p>
          </table:table-cell>
          <table:table-cell office:value-type="float" office:value="12464.8" calcext:value-type="float">
            <text:p>12464.8</text:p>
          </table:table-cell>
          <table:table-cell office:value-type="float" office:value="10703.5" calcext:value-type="float">
            <text:p>10703.5</text:p>
          </table:table-cell>
        </table:table-row>
        <table:table-row table:style-name="ro1">
          <table:table-cell/>
          <table:table-cell office:value-type="float" office:value="155279" calcext:value-type="float">
            <text:p>155279</text:p>
          </table:table-cell>
          <table:table-cell office:value-type="float" office:value="18587.1" calcext:value-type="float">
            <text:p>18587.1</text:p>
          </table:table-cell>
          <table:table-cell office:value-type="float" office:value="44078.5" calcext:value-type="float">
            <text:p>44078.5</text:p>
          </table:table-cell>
          <table:table-cell office:value-type="float" office:value="26518.2" calcext:value-type="float">
            <text:p>26518.2</text:p>
          </table:table-cell>
          <table:table-cell office:value-type="float" office:value="26599.8" calcext:value-type="float">
            <text:p>26599.8</text:p>
          </table:table-cell>
        </table:table-row>
        <table:table-row table:style-name="ro1">
          <table:table-cell/>
          <table:table-cell office:value-type="float" office:value="236247" calcext:value-type="float">
            <text:p>236247</text:p>
          </table:table-cell>
          <table:table-cell office:value-type="float" office:value="26840" calcext:value-type="float">
            <text:p>26840</text:p>
          </table:table-cell>
          <table:table-cell office:value-type="float" office:value="67597.1" calcext:value-type="float">
            <text:p>67597.1</text:p>
          </table:table-cell>
          <table:table-cell office:value-type="float" office:value="36640.4" calcext:value-type="float">
            <text:p>36640.4</text:p>
          </table:table-cell>
          <table:table-cell office:value-type="float" office:value="46580.1" calcext:value-type="float">
            <text:p>46580.1</text:p>
          </table:table-cell>
        </table:table-row>
        <table:table-row table:style-name="ro1">
          <table:table-cell/>
          <table:table-cell office:value-type="float" office:value="318065" calcext:value-type="float">
            <text:p>318065</text:p>
          </table:table-cell>
          <table:table-cell office:value-type="float" office:value="35187.5" calcext:value-type="float">
            <text:p>35187.5</text:p>
          </table:table-cell>
          <table:table-cell office:value-type="float" office:value="91434.8" calcext:value-type="float">
            <text:p>91434.8</text:p>
          </table:table-cell>
          <table:table-cell office:value-type="float" office:value="46952.1" calcext:value-type="float">
            <text:p>46952.1</text:p>
          </table:table-cell>
          <table:table-cell office:value-type="float" office:value="66855.4" calcext:value-type="float">
            <text:p>66855.4</text:p>
          </table:table-cell>
        </table:table-row>
        <table:table-row table:style-name="ro1">
          <table:table-cell/>
          <table:table-cell office:value-type="float" office:value="400520" calcext:value-type="float">
            <text:p>400520</text:p>
          </table:table-cell>
          <table:table-cell office:value-type="float" office:value="43605.7" calcext:value-type="float">
            <text:p>43605.7</text:p>
          </table:table-cell>
          <table:table-cell office:value-type="float" office:value="115511" calcext:value-type="float">
            <text:p>115511</text:p>
          </table:table-cell>
          <table:table-cell office:value-type="float" office:value="57405.4" calcext:value-type="float">
            <text:p>57405.4</text:p>
          </table:table-cell>
          <table:table-cell office:value-type="float" office:value="87351.4" calcext:value-type="float">
            <text:p>87351.4</text:p>
          </table:table-cell>
        </table:table-row>
        <table:table-row table:style-name="ro1">
          <table:table-cell/>
          <table:table-cell office:value-type="float" office:value="483486" calcext:value-type="float">
            <text:p>483486</text:p>
          </table:table-cell>
          <table:table-cell office:value-type="float" office:value="52080.6" calcext:value-type="float">
            <text:p>52080.6</text:p>
          </table:table-cell>
          <table:table-cell office:value-type="float" office:value="139779" calcext:value-type="float">
            <text:p>139779</text:p>
          </table:table-cell>
          <table:table-cell office:value-type="float" office:value="67972.1" calcext:value-type="float">
            <text:p>67972.1</text:p>
          </table:table-cell>
          <table:table-cell office:value-type="float" office:value="108024" calcext:value-type="float">
            <text:p>108024</text:p>
          </table:table-cell>
        </table:table-row>
        <table:table-row table:style-name="ro1">
          <table:table-cell/>
          <table:table-cell office:value-type="float" office:value="566878" calcext:value-type="float">
            <text:p>566878</text:p>
          </table:table-cell>
          <table:table-cell office:value-type="float" office:value="60602.8" calcext:value-type="float">
            <text:p>60602.8</text:p>
          </table:table-cell>
          <table:table-cell office:value-type="float" office:value="164205" calcext:value-type="float">
            <text:p>164205</text:p>
          </table:table-cell>
          <table:table-cell office:value-type="float" office:value="78633.3" calcext:value-type="float">
            <text:p>78633.3</text:p>
          </table:table-cell>
          <table:table-cell office:value-type="float" office:value="128844" calcext:value-type="float">
            <text:p>128844</text:p>
          </table:table-cell>
        </table:table-row>
        <table:table-row table:style-name="ro1">
          <table:table-cell/>
          <table:table-cell office:value-type="float" office:value="650635" calcext:value-type="float">
            <text:p>650635</text:p>
          </table:table-cell>
          <table:table-cell office:value-type="float" office:value="69165.6" calcext:value-type="float">
            <text:p>69165.6</text:p>
          </table:table-cell>
          <table:table-cell office:value-type="float" office:value="190742" calcext:value-type="float">
            <text:p>190742</text:p>
          </table:table-cell>
          <table:table-cell office:value-type="float" office:value="89375.7" calcext:value-type="float">
            <text:p>89375.7</text:p>
          </table:table-cell>
          <table:table-cell office:value-type="float" office:value="146765" calcext:value-type="float">
            <text:p>146765</text:p>
          </table:table-cell>
        </table:table-row>
        <table:table-row table:style-name="ro1">
          <table:table-cell/>
          <table:table-cell office:value-type="float" office:value="734714" calcext:value-type="float">
            <text:p>734714</text:p>
          </table:table-cell>
          <table:table-cell office:value-type="float" office:value="77764" calcext:value-type="float">
            <text:p>77764</text:p>
          </table:table-cell>
          <table:table-cell office:value-type="float" office:value="219893" calcext:value-type="float">
            <text:p>219893</text:p>
          </table:table-cell>
          <table:table-cell office:value-type="float" office:value="100189" calcext:value-type="float">
            <text:p>100189</text:p>
          </table:table-cell>
          <table:table-cell office:value-type="float" office:value="161428" calcext:value-type="float">
            <text:p>161428</text:p>
          </table:table-cell>
        </table:table-row>
        <table:table-row table:style-name="ro1">
          <table:table-cell/>
          <table:table-cell office:value-type="float" office:value="819079" calcext:value-type="float">
            <text:p>819079</text:p>
          </table:table-cell>
          <table:table-cell office:value-type="float" office:value="86394.3" calcext:value-type="float">
            <text:p>86394.3</text:p>
          </table:table-cell>
          <table:table-cell office:value-type="float" office:value="249327" calcext:value-type="float">
            <text:p>249327</text:p>
          </table:table-cell>
          <table:table-cell office:value-type="float" office:value="111066" calcext:value-type="float">
            <text:p>111066</text:p>
          </table:table-cell>
          <table:table-cell office:value-type="float" office:value="175967" calcext:value-type="float">
            <text:p>1759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08:36:06.702394003</meta:creation-date>
    <dc:date>2015-09-21T09:06:10.909091968</dc:date>
    <meta:editing-duration>PT14M54S</meta:editing-duration>
    <meta:editing-cycles>1</meta:editing-cycles>
    <meta:document-statistic meta:table-count="1" meta:cell-count="275" meta:object-count="5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058cm" svg:y="0.316cm" chart:style-name="ch2">
          <text:p>Static Rating + Static Pricing</text:p>
        </chart:title>
        <chart:legend chart:legend-position="end" svg:x="13.649cm" svg:y="3.207cm" style:legend-expansion="high" chart:style-name="ch3"/>
        <chart:plot-area chart:style-name="ch4" table:cell-range-address="Sheet1.B2:Sheet1.F12" chart:data-source-has-labels="row" svg:x="1.33cm" svg:y="1.301cm" svg:width="12cm" svg:height="6.543cm">
          <chartooo:coordinate-region svg:x="2.692cm" svg:y="1.501cm" svg:width="10.451cm" svg:height="5.696cm"/>
          <chart:axis chart:dimension="x" chart:name="primary-x" chart:style-name="ch5">
            <chart:title svg:x="6.109cm" svg:y="8.024cm" chart:style-name="ch6">
              <text:p>Iterations (x100)</text:p>
            </chart:title>
          </chart:axis>
          <chart:axis chart:dimension="y" chart:name="primary-y" chart:style-name="ch5">
            <chart:title svg:x="0.451cm" svg:y="5.86cm" chart:style-name="ch7">
              <text:p>Revenue Earned</text:p>
            </chart:title>
            <chart:grid chart:style-name="ch8" chart:class="major"/>
          </chart:axis>
          <chart:series chart:style-name="ch9" chart:values-cell-range-address="Sheet1.B3:Sheet1.B12" chart:label-cell-address="Sheet1.B2:Sheet1.B2" chart:class="chart:line">
            <chart:data-point chart:repeated="10"/>
          </chart:series>
          <chart:series chart:style-name="ch10" chart:values-cell-range-address="Sheet1.C3:Sheet1.C12" chart:label-cell-address="Sheet1.C2:Sheet1.C2" chart:class="chart:line">
            <chart:data-point chart:repeated="10"/>
          </chart:series>
          <chart:series chart:style-name="ch11" chart:values-cell-range-address="Sheet1.D3:Sheet1.D12" chart:label-cell-address="Sheet1.D2:Sheet1.D2" chart:class="chart:line">
            <chart:data-point chart:repeated="10"/>
          </chart:series>
          <chart:series chart:style-name="ch12" chart:values-cell-range-address="Sheet1.E3:Sheet1.E12" chart:label-cell-address="Sheet1.E2:Sheet1.E2" chart:class="chart:line">
            <chart:data-point chart:repeated="10"/>
          </chart:series>
          <chart:series chart:style-name="ch13" chart:values-cell-range-address="Sheet1.F3:Sheet1.F12" chart:label-cell-address="Sheet1.F2:Sheet1.F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-1</text:p>
                <draw:g>
                  <svg:desc>Sheet1.B2:Sheet1.B2</svg:desc>
                </draw:g>
              </table:table-cell>
              <table:table-cell office:value-type="string">
                <text:p>CSP-2</text:p>
                <draw:g>
                  <svg:desc>Sheet1.C2:Sheet1.C2</svg:desc>
                </draw:g>
              </table:table-cell>
              <table:table-cell office:value-type="string">
                <text:p>CSP-3</text:p>
                <draw:g>
                  <svg:desc>Sheet1.D2:Sheet1.D2</svg:desc>
                </draw:g>
              </table:table-cell>
              <table:table-cell office:value-type="string">
                <text:p>CSP-4</text:p>
                <draw:g>
                  <svg:desc>Sheet1.E2:Sheet1.E2</svg:desc>
                </draw:g>
              </table:table-cell>
              <table:table-cell office:value-type="string">
                <text:p>CSP-5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429">
                <text:p>66429</text:p>
                <draw:g>
                  <svg:desc>Sheet1.B3:Sheet1.B12</svg:desc>
                </draw:g>
              </table:table-cell>
              <table:table-cell office:value-type="float" office:value="17523">
                <text:p>17523</text:p>
                <draw:g>
                  <svg:desc>Sheet1.C3:Sheet1.C12</svg:desc>
                </draw:g>
              </table:table-cell>
              <table:table-cell office:value-type="float" office:value="15048">
                <text:p>15048</text:p>
                <draw:g>
                  <svg:desc>Sheet1.D3:Sheet1.D12</svg:desc>
                </draw:g>
              </table:table-cell>
              <table:table-cell office:value-type="float" office:value="14256">
                <text:p>14256</text:p>
                <draw:g>
                  <svg:desc>Sheet1.E3:Sheet1.E12</svg:desc>
                </draw:g>
              </table:table-cell>
              <table:table-cell office:value-type="float" office:value="5445">
                <text:p>5445</text:p>
                <draw:g>
                  <svg:desc>Sheet1.F3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529">
                <text:p>133529</text:p>
              </table:table-cell>
              <table:table-cell office:value-type="float" office:value="35223">
                <text:p>35223</text:p>
              </table:table-cell>
              <table:table-cell office:value-type="float" office:value="30248">
                <text:p>30248</text:p>
              </table:table-cell>
              <table:table-cell office:value-type="float" office:value="28656">
                <text:p>28656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629">
                <text:p>200629</text:p>
              </table:table-cell>
              <table:table-cell office:value-type="float" office:value="52923">
                <text:p>52923</text:p>
              </table:table-cell>
              <table:table-cell office:value-type="float" office:value="45448">
                <text:p>45448</text:p>
              </table:table-cell>
              <table:table-cell office:value-type="float" office:value="43056">
                <text:p>43056</text:p>
              </table:table-cell>
              <table:table-cell office:value-type="float" office:value="16445">
                <text:p>16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729">
                <text:p>267729</text:p>
              </table:table-cell>
              <table:table-cell office:value-type="float" office:value="70623">
                <text:p>70623</text:p>
              </table:table-cell>
              <table:table-cell office:value-type="float" office:value="60648">
                <text:p>60648</text:p>
              </table:table-cell>
              <table:table-cell office:value-type="float" office:value="57456">
                <text:p>57456</text:p>
              </table:table-cell>
              <table:table-cell office:value-type="float" office:value="21945">
                <text:p>21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4829">
                <text:p>334829</text:p>
              </table:table-cell>
              <table:table-cell office:value-type="float" office:value="88323">
                <text:p>88323</text:p>
              </table:table-cell>
              <table:table-cell office:value-type="float" office:value="75848">
                <text:p>75848</text:p>
              </table:table-cell>
              <table:table-cell office:value-type="float" office:value="71856">
                <text:p>71856</text:p>
              </table:table-cell>
              <table:table-cell office:value-type="float" office:value="27445">
                <text:p>27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929">
                <text:p>401929</text:p>
              </table:table-cell>
              <table:table-cell office:value-type="float" office:value="106023">
                <text:p>106023</text:p>
              </table:table-cell>
              <table:table-cell office:value-type="float" office:value="91048">
                <text:p>91048</text:p>
              </table:table-cell>
              <table:table-cell office:value-type="float" office:value="86256">
                <text:p>86256</text:p>
              </table:table-cell>
              <table:table-cell office:value-type="float" office:value="32945">
                <text:p>32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9029">
                <text:p>469029</text:p>
              </table:table-cell>
              <table:table-cell office:value-type="float" office:value="123723">
                <text:p>123723</text:p>
              </table:table-cell>
              <table:table-cell office:value-type="float" office:value="106248">
                <text:p>106248</text:p>
              </table:table-cell>
              <table:table-cell office:value-type="float" office:value="100656">
                <text:p>100656</text:p>
              </table:table-cell>
              <table:table-cell office:value-type="float" office:value="38445">
                <text:p>38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6129">
                <text:p>536129</text:p>
              </table:table-cell>
              <table:table-cell office:value-type="float" office:value="141423">
                <text:p>141423</text:p>
              </table:table-cell>
              <table:table-cell office:value-type="float" office:value="121448">
                <text:p>121448</text:p>
              </table:table-cell>
              <table:table-cell office:value-type="float" office:value="115056">
                <text:p>115056</text:p>
              </table:table-cell>
              <table:table-cell office:value-type="float" office:value="43945">
                <text:p>43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3229">
                <text:p>603229</text:p>
              </table:table-cell>
              <table:table-cell office:value-type="float" office:value="159123">
                <text:p>159123</text:p>
              </table:table-cell>
              <table:table-cell office:value-type="float" office:value="136648">
                <text:p>136648</text:p>
              </table:table-cell>
              <table:table-cell office:value-type="float" office:value="129456">
                <text:p>129456</text:p>
              </table:table-cell>
              <table:table-cell office:value-type="float" office:value="49445">
                <text:p>49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0329">
                <text:p>670329</text:p>
              </table:table-cell>
              <table:table-cell office:value-type="float" office:value="176823">
                <text:p>176823</text:p>
              </table:table-cell>
              <table:table-cell office:value-type="float" office:value="151848">
                <text:p>151848</text:p>
              </table:table-cell>
              <table:table-cell office:value-type="float" office:value="143856">
                <text:p>143856</text:p>
              </table:table-cell>
              <table:table-cell office:value-type="float" office:value="54945">
                <text:p>54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754cm" svg:y="0.316cm" chart:style-name="ch2">
          <text:p>Dynamic Rating + Static Pricing</text:p>
        </chart:title>
        <chart:legend chart:legend-position="end" svg:x="13.649cm" svg:y="3.208cm" style:legend-expansion="high" chart:style-name="ch3"/>
        <chart:plot-area chart:style-name="ch4" table:cell-range-address="Sheet1.B25:Sheet1.F35" chart:data-source-has-labels="row" svg:x="1.33cm" svg:y="1.301cm" svg:width="12cm" svg:height="6.544cm">
          <chartooo:coordinate-region svg:x="2.692cm" svg:y="1.501cm" svg:width="10.451cm" svg:height="5.697cm"/>
          <chart:axis chart:dimension="x" chart:name="primary-x" chart:style-name="ch5">
            <chart:title svg:x="6.148cm" svg:y="8.025cm" chart:style-name="ch6">
              <text:p>Iterations(x100)</text:p>
            </chart:title>
          </chart:axis>
          <chart:axis chart:dimension="y" chart:name="primary-y" chart:style-name="ch5">
            <chart:title svg:x="0.451cm" svg:y="5.861cm" chart:style-name="ch7">
              <text:p>Revenue Earned</text:p>
            </chart:title>
            <chart:grid chart:style-name="ch8" chart:class="major"/>
          </chart:axis>
          <chart:series chart:style-name="ch9" chart:values-cell-range-address="Sheet1.B26:Sheet1.B35" chart:label-cell-address="Sheet1.B25:Sheet1.B25" chart:class="chart:line">
            <chart:data-point chart:repeated="10"/>
          </chart:series>
          <chart:series chart:style-name="ch10" chart:values-cell-range-address="Sheet1.C26:Sheet1.C35" chart:label-cell-address="Sheet1.C25:Sheet1.C25" chart:class="chart:line">
            <chart:data-point chart:repeated="10"/>
          </chart:series>
          <chart:series chart:style-name="ch11" chart:values-cell-range-address="Sheet1.D26:Sheet1.D35" chart:label-cell-address="Sheet1.D25:Sheet1.D25" chart:class="chart:line">
            <chart:data-point chart:repeated="10"/>
          </chart:series>
          <chart:series chart:style-name="ch12" chart:values-cell-range-address="Sheet1.E26:Sheet1.E35" chart:label-cell-address="Sheet1.E25:Sheet1.E25" chart:class="chart:line">
            <chart:data-point chart:repeated="10"/>
          </chart:series>
          <chart:series chart:style-name="ch13" chart:values-cell-range-address="Sheet1.F26:Sheet1.F35" chart:label-cell-address="Sheet1.F25:Sheet1.F25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-1</text:p>
                <draw:g>
                  <svg:desc>Sheet1.B25:Sheet1.B25</svg:desc>
                </draw:g>
              </table:table-cell>
              <table:table-cell office:value-type="string">
                <text:p>CSP-2</text:p>
                <draw:g>
                  <svg:desc>Sheet1.C25:Sheet1.C25</svg:desc>
                </draw:g>
              </table:table-cell>
              <table:table-cell office:value-type="string">
                <text:p>CSP-3</text:p>
                <draw:g>
                  <svg:desc>Sheet1.D25:Sheet1.D25</svg:desc>
                </draw:g>
              </table:table-cell>
              <table:table-cell office:value-type="string">
                <text:p>CSP-4</text:p>
                <draw:g>
                  <svg:desc>Sheet1.E25:Sheet1.E25</svg:desc>
                </draw:g>
              </table:table-cell>
              <table:table-cell office:value-type="string">
                <text:p>CSP-5</text:p>
                <draw:g>
                  <svg:desc>Sheet1.F25:Sheet1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429">
                <text:p>66429</text:p>
                <draw:g>
                  <svg:desc>Sheet1.B26:Sheet1.B35</svg:desc>
                </draw:g>
              </table:table-cell>
              <table:table-cell office:value-type="float" office:value="4554">
                <text:p>4554</text:p>
                <draw:g>
                  <svg:desc>Sheet1.C26:Sheet1.C35</svg:desc>
                </draw:g>
              </table:table-cell>
              <table:table-cell office:value-type="float" office:value="14517">
                <text:p>14517</text:p>
                <draw:g>
                  <svg:desc>Sheet1.D26:Sheet1.D35</svg:desc>
                </draw:g>
              </table:table-cell>
              <table:table-cell office:value-type="float" office:value="18565">
                <text:p>18565</text:p>
                <draw:g>
                  <svg:desc>Sheet1.E26:Sheet1.E35</svg:desc>
                </draw:g>
              </table:table-cell>
              <table:table-cell office:value-type="float" office:value="12459">
                <text:p>12459</text:p>
                <draw:g>
                  <svg:desc>Sheet1.F26:Sheet1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529">
                <text:p>133529</text:p>
              </table:table-cell>
              <table:table-cell office:value-type="float" office:value="9154">
                <text:p>9154</text:p>
              </table:table-cell>
              <table:table-cell office:value-type="float" office:value="20217">
                <text:p>20217</text:p>
              </table:table-cell>
              <table:table-cell office:value-type="float" office:value="40965">
                <text:p>40965</text:p>
              </table:table-cell>
              <table:table-cell office:value-type="float" office:value="30459">
                <text:p>30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629">
                <text:p>200629</text:p>
              </table:table-cell>
              <table:table-cell office:value-type="float" office:value="13754">
                <text:p>13754</text:p>
              </table:table-cell>
              <table:table-cell office:value-type="float" office:value="25917">
                <text:p>25917</text:p>
              </table:table-cell>
              <table:table-cell office:value-type="float" office:value="63365">
                <text:p>63365</text:p>
              </table:table-cell>
              <table:table-cell office:value-type="float" office:value="48459">
                <text:p>48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729">
                <text:p>267729</text:p>
              </table:table-cell>
              <table:table-cell office:value-type="float" office:value="18354">
                <text:p>18354</text:p>
              </table:table-cell>
              <table:table-cell office:value-type="float" office:value="31617">
                <text:p>31617</text:p>
              </table:table-cell>
              <table:table-cell office:value-type="float" office:value="85765">
                <text:p>85765</text:p>
              </table:table-cell>
              <table:table-cell office:value-type="float" office:value="66459">
                <text:p>66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4829">
                <text:p>334829</text:p>
              </table:table-cell>
              <table:table-cell office:value-type="float" office:value="22954">
                <text:p>22954</text:p>
              </table:table-cell>
              <table:table-cell office:value-type="float" office:value="37317">
                <text:p>37317</text:p>
              </table:table-cell>
              <table:table-cell office:value-type="float" office:value="108165">
                <text:p>108165</text:p>
              </table:table-cell>
              <table:table-cell office:value-type="float" office:value="84459">
                <text:p>84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929">
                <text:p>401929</text:p>
              </table:table-cell>
              <table:table-cell office:value-type="float" office:value="27554">
                <text:p>27554</text:p>
              </table:table-cell>
              <table:table-cell office:value-type="float" office:value="43017">
                <text:p>43017</text:p>
              </table:table-cell>
              <table:table-cell office:value-type="float" office:value="130565">
                <text:p>130565</text:p>
              </table:table-cell>
              <table:table-cell office:value-type="float" office:value="102459">
                <text:p>102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9029">
                <text:p>469029</text:p>
              </table:table-cell>
              <table:table-cell office:value-type="float" office:value="32154">
                <text:p>32154</text:p>
              </table:table-cell>
              <table:table-cell office:value-type="float" office:value="48717">
                <text:p>48717</text:p>
              </table:table-cell>
              <table:table-cell office:value-type="float" office:value="152965">
                <text:p>152965</text:p>
              </table:table-cell>
              <table:table-cell office:value-type="float" office:value="120459">
                <text:p>120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6129">
                <text:p>536129</text:p>
              </table:table-cell>
              <table:table-cell office:value-type="float" office:value="36754">
                <text:p>36754</text:p>
              </table:table-cell>
              <table:table-cell office:value-type="float" office:value="54417">
                <text:p>54417</text:p>
              </table:table-cell>
              <table:table-cell office:value-type="float" office:value="175365">
                <text:p>175365</text:p>
              </table:table-cell>
              <table:table-cell office:value-type="float" office:value="138459">
                <text:p>138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3229">
                <text:p>603229</text:p>
              </table:table-cell>
              <table:table-cell office:value-type="float" office:value="41354">
                <text:p>41354</text:p>
              </table:table-cell>
              <table:table-cell office:value-type="float" office:value="60117">
                <text:p>60117</text:p>
              </table:table-cell>
              <table:table-cell office:value-type="float" office:value="197765">
                <text:p>197765</text:p>
              </table:table-cell>
              <table:table-cell office:value-type="float" office:value="156459">
                <text:p>156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0329">
                <text:p>670329</text:p>
              </table:table-cell>
              <table:table-cell office:value-type="float" office:value="45954">
                <text:p>45954</text:p>
              </table:table-cell>
              <table:table-cell office:value-type="float" office:value="65817">
                <text:p>65817</text:p>
              </table:table-cell>
              <table:table-cell office:value-type="float" office:value="220165">
                <text:p>220165</text:p>
              </table:table-cell>
              <table:table-cell office:value-type="float" office:value="174459">
                <text:p>174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297cm" svg:y="0.317cm" chart:style-name="ch2">
          <text:p>Dynamic Pricing + Dynamic Credit</text:p>
        </chart:title>
        <chart:legend chart:legend-position="end" svg:x="13.649cm" svg:y="3.208cm" style:legend-expansion="high" chart:style-name="ch3"/>
        <chart:plot-area chart:style-name="ch4" table:cell-range-address="Sheet1.B44:Sheet1.F54" chart:data-source-has-labels="row" svg:x="1.33cm" svg:y="1.301cm" svg:width="12cm" svg:height="6.544cm">
          <chartooo:coordinate-region svg:x="2.692cm" svg:y="1.5cm" svg:width="10.451cm" svg:height="5.698cm"/>
          <chart:axis chart:dimension="x" chart:name="primary-x" chart:style-name="ch5">
            <chart:title svg:x="6.109cm" svg:y="8.025cm" chart:style-name="ch6">
              <text:p>Iterations (x100)</text:p>
            </chart:title>
          </chart:axis>
          <chart:axis chart:dimension="y" chart:name="primary-y" chart:style-name="ch5">
            <chart:title svg:x="0.451cm" svg:y="5.861cm" chart:style-name="ch7">
              <text:p>Revenue Earned</text:p>
            </chart:title>
            <chart:grid chart:style-name="ch8" chart:class="major"/>
          </chart:axis>
          <chart:series chart:style-name="ch9" chart:values-cell-range-address="Sheet1.B45:Sheet1.B54" chart:label-cell-address="Sheet1.B44:Sheet1.B44" chart:class="chart:line">
            <chart:data-point chart:repeated="10"/>
          </chart:series>
          <chart:series chart:style-name="ch10" chart:values-cell-range-address="Sheet1.C45:Sheet1.C54" chart:label-cell-address="Sheet1.C44:Sheet1.C44" chart:class="chart:line">
            <chart:data-point chart:repeated="10"/>
          </chart:series>
          <chart:series chart:style-name="ch11" chart:values-cell-range-address="Sheet1.D45:Sheet1.D54" chart:label-cell-address="Sheet1.D44:Sheet1.D44" chart:class="chart:line">
            <chart:data-point chart:repeated="10"/>
          </chart:series>
          <chart:series chart:style-name="ch12" chart:values-cell-range-address="Sheet1.E45:Sheet1.E54" chart:label-cell-address="Sheet1.E44:Sheet1.E44" chart:class="chart:line">
            <chart:data-point chart:repeated="10"/>
          </chart:series>
          <chart:series chart:style-name="ch13" chart:values-cell-range-address="Sheet1.F45:Sheet1.F54" chart:label-cell-address="Sheet1.F44:Sheet1.F4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-1</text:p>
                <draw:g>
                  <svg:desc>Sheet1.B44:Sheet1.B44</svg:desc>
                </draw:g>
              </table:table-cell>
              <table:table-cell office:value-type="string">
                <text:p>CSP-2</text:p>
                <draw:g>
                  <svg:desc>Sheet1.C44:Sheet1.C44</svg:desc>
                </draw:g>
              </table:table-cell>
              <table:table-cell office:value-type="string">
                <text:p>CSP-3</text:p>
                <draw:g>
                  <svg:desc>Sheet1.D44:Sheet1.D44</svg:desc>
                </draw:g>
              </table:table-cell>
              <table:table-cell office:value-type="string">
                <text:p>CSP-4</text:p>
                <draw:g>
                  <svg:desc>Sheet1.E44:Sheet1.E44</svg:desc>
                </draw:g>
              </table:table-cell>
              <table:table-cell office:value-type="string">
                <text:p>CSP-5</text:p>
                <draw:g>
                  <svg:desc>Sheet1.F44:Sheet1.F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633.5">
                <text:p>74633.5</text:p>
                <draw:g>
                  <svg:desc>Sheet1.B45:Sheet1.B54</svg:desc>
                </draw:g>
              </table:table-cell>
              <table:table-cell office:value-type="float" office:value="0">
                <text:p>0</text:p>
                <draw:g>
                  <svg:desc>Sheet1.C45:Sheet1.C54</svg:desc>
                </draw:g>
              </table:table-cell>
              <table:table-cell office:value-type="float" office:value="21268.6">
                <text:p>21268.6</text:p>
                <draw:g>
                  <svg:desc>Sheet1.D45:Sheet1.D54</svg:desc>
                </draw:g>
              </table:table-cell>
              <table:table-cell office:value-type="float" office:value="17535.1">
                <text:p>17535.1</text:p>
                <draw:g>
                  <svg:desc>Sheet1.E45:Sheet1.E54</svg:desc>
                </draw:g>
              </table:table-cell>
              <table:table-cell office:value-type="float" office:value="20363.1">
                <text:p>20363.1</text:p>
                <draw:g>
                  <svg:desc>Sheet1.F45:Sheet1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974">
                <text:p>152974</text:p>
              </table:table-cell>
              <table:table-cell office:value-type="float" office:value="0">
                <text:p>0</text:p>
              </table:table-cell>
              <table:table-cell office:value-type="float" office:value="37794.7">
                <text:p>37794.7</text:p>
              </table:table-cell>
              <table:table-cell office:value-type="float" office:value="41976.5">
                <text:p>41976.5</text:p>
              </table:table-cell>
              <table:table-cell office:value-type="float" office:value="43208.4">
                <text:p>4320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478">
                <text:p>232478</text:p>
              </table:table-cell>
              <table:table-cell office:value-type="float" office:value="0">
                <text:p>0</text:p>
              </table:table-cell>
              <table:table-cell office:value-type="float" office:value="61810.7">
                <text:p>61810.7</text:p>
              </table:table-cell>
              <table:table-cell office:value-type="float" office:value="63843.9">
                <text:p>63843.9</text:p>
              </table:table-cell>
              <table:table-cell office:value-type="float" office:value="64186.7">
                <text:p>64186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2746">
                <text:p>312746</text:p>
              </table:table-cell>
              <table:table-cell office:value-type="float" office:value="0">
                <text:p>0</text:p>
              </table:table-cell>
              <table:table-cell office:value-type="float" office:value="88343.4">
                <text:p>88343.4</text:p>
              </table:table-cell>
              <table:table-cell office:value-type="float" office:value="83114.7">
                <text:p>83114.7</text:p>
              </table:table-cell>
              <table:table-cell office:value-type="float" office:value="87096.3">
                <text:p>8709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3584">
                <text:p>393584</text:p>
              </table:table-cell>
              <table:table-cell office:value-type="float" office:value="0">
                <text:p>0</text:p>
              </table:table-cell>
              <table:table-cell office:value-type="float" office:value="115009">
                <text:p>115009</text:p>
              </table:table-cell>
              <table:table-cell office:value-type="float" office:value="102622">
                <text:p>102622</text:p>
              </table:table-cell>
              <table:table-cell office:value-type="float" office:value="110307">
                <text:p>110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4881">
                <text:p>474881</text:p>
              </table:table-cell>
              <table:table-cell office:value-type="float" office:value="0">
                <text:p>0</text:p>
              </table:table-cell>
              <table:table-cell office:value-type="float" office:value="141781">
                <text:p>141781</text:p>
              </table:table-cell>
              <table:table-cell office:value-type="float" office:value="122317">
                <text:p>122317</text:p>
              </table:table-cell>
              <table:table-cell office:value-type="float" office:value="133758">
                <text:p>133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6559">
                <text:p>556559</text:p>
              </table:table-cell>
              <table:table-cell office:value-type="float" office:value="0">
                <text:p>0</text:p>
              </table:table-cell>
              <table:table-cell office:value-type="float" office:value="168642">
                <text:p>168642</text:p>
              </table:table-cell>
              <table:table-cell office:value-type="float" office:value="142170">
                <text:p>142170</text:p>
              </table:table-cell>
              <table:table-cell office:value-type="float" office:value="157410">
                <text:p>1574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8567">
                <text:p>638567</text:p>
              </table:table-cell>
              <table:table-cell office:value-type="float" office:value="0">
                <text:p>0</text:p>
              </table:table-cell>
              <table:table-cell office:value-type="float" office:value="195580">
                <text:p>195580</text:p>
              </table:table-cell>
              <table:table-cell office:value-type="float" office:value="162159">
                <text:p>162159</text:p>
              </table:table-cell>
              <table:table-cell office:value-type="float" office:value="181234">
                <text:p>181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863">
                <text:p>720863</text:p>
              </table:table-cell>
              <table:table-cell office:value-type="float" office:value="0">
                <text:p>0</text:p>
              </table:table-cell>
              <table:table-cell office:value-type="float" office:value="222585">
                <text:p>222585</text:p>
              </table:table-cell>
              <table:table-cell office:value-type="float" office:value="182266">
                <text:p>182266</text:p>
              </table:table-cell>
              <table:table-cell office:value-type="float" office:value="205208">
                <text:p>205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3416">
                <text:p>803416</text:p>
              </table:table-cell>
              <table:table-cell office:value-type="float" office:value="0">
                <text:p>0</text:p>
              </table:table-cell>
              <table:table-cell office:value-type="float" office:value="249651">
                <text:p>249651</text:p>
              </table:table-cell>
              <table:table-cell office:value-type="float" office:value="202478">
                <text:p>202478</text:p>
              </table:table-cell>
              <table:table-cell office:value-type="float" office:value="229318">
                <text:p>2293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444cm" svg:y="0.316cm" chart:style-name="ch2">
          <text:p>Dynamic Pricing with similar initial conditions</text:p>
        </chart:title>
        <chart:legend chart:legend-position="end" svg:x="13.649cm" svg:y="3.208cm" style:legend-expansion="high" chart:style-name="ch3"/>
        <chart:plot-area chart:style-name="ch4" table:cell-range-address="Sheet1.B67:Sheet1.F77" chart:data-source-has-labels="row" svg:x="1.33cm" svg:y="1.301cm" svg:width="12cm" svg:height="6.544cm">
          <chartooo:coordinate-region svg:x="2.692cm" svg:y="1.5cm" svg:width="10.451cm" svg:height="5.698cm"/>
          <chart:axis chart:dimension="x" chart:name="primary-x" chart:style-name="ch5">
            <chart:title svg:x="6.109cm" svg:y="8.025cm" chart:style-name="ch6">
              <text:p>Iterations (x100)</text:p>
            </chart:title>
          </chart:axis>
          <chart:axis chart:dimension="y" chart:name="primary-y" chart:style-name="ch5">
            <chart:title svg:x="0.451cm" svg:y="5.861cm" chart:style-name="ch7">
              <text:p>Revenue Earned</text:p>
            </chart:title>
            <chart:grid chart:style-name="ch8" chart:class="major"/>
          </chart:axis>
          <chart:series chart:style-name="ch9" chart:values-cell-range-address="Sheet1.B68:Sheet1.B77" chart:label-cell-address="Sheet1.B67:Sheet1.B67" chart:class="chart:line">
            <chart:data-point chart:repeated="10"/>
          </chart:series>
          <chart:series chart:style-name="ch10" chart:values-cell-range-address="Sheet1.C68:Sheet1.C77" chart:label-cell-address="Sheet1.C67:Sheet1.C67" chart:class="chart:line">
            <chart:data-point chart:repeated="10"/>
          </chart:series>
          <chart:series chart:style-name="ch11" chart:values-cell-range-address="Sheet1.D68:Sheet1.D77" chart:label-cell-address="Sheet1.D67:Sheet1.D67" chart:class="chart:line">
            <chart:data-point chart:repeated="10"/>
          </chart:series>
          <chart:series chart:style-name="ch12" chart:values-cell-range-address="Sheet1.E68:Sheet1.E77" chart:label-cell-address="Sheet1.E67:Sheet1.E67" chart:class="chart:line">
            <chart:data-point chart:repeated="10"/>
          </chart:series>
          <chart:series chart:style-name="ch13" chart:values-cell-range-address="Sheet1.F68:Sheet1.F77" chart:label-cell-address="Sheet1.F67:Sheet1.F67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-1</text:p>
                <draw:g>
                  <svg:desc>Sheet1.B67:Sheet1.B67</svg:desc>
                </draw:g>
              </table:table-cell>
              <table:table-cell office:value-type="string">
                <text:p>CSP-2</text:p>
                <draw:g>
                  <svg:desc>Sheet1.C67:Sheet1.C67</svg:desc>
                </draw:g>
              </table:table-cell>
              <table:table-cell office:value-type="string">
                <text:p>CSP-3</text:p>
                <draw:g>
                  <svg:desc>Sheet1.D67:Sheet1.D67</svg:desc>
                </draw:g>
              </table:table-cell>
              <table:table-cell office:value-type="string">
                <text:p>CSP-4</text:p>
                <draw:g>
                  <svg:desc>Sheet1.E67:Sheet1.E67</svg:desc>
                </draw:g>
              </table:table-cell>
              <table:table-cell office:value-type="string">
                <text:p>CSP-5</text:p>
                <draw:g>
                  <svg:desc>Sheet1.F67:Sheet1.F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593.3">
                <text:p>75593.3</text:p>
                <draw:g>
                  <svg:desc>Sheet1.B68:Sheet1.B77</svg:desc>
                </draw:g>
              </table:table-cell>
              <table:table-cell office:value-type="float" office:value="2340.35">
                <text:p>2340.35</text:p>
                <draw:g>
                  <svg:desc>Sheet1.C68:Sheet1.C77</svg:desc>
                </draw:g>
              </table:table-cell>
              <table:table-cell office:value-type="float" office:value="27740.4">
                <text:p>27740.4</text:p>
                <draw:g>
                  <svg:desc>Sheet1.D68:Sheet1.D77</svg:desc>
                </draw:g>
              </table:table-cell>
              <table:table-cell office:value-type="float" office:value="16016.4">
                <text:p>16016.4</text:p>
                <draw:g>
                  <svg:desc>Sheet1.E68:Sheet1.E77</svg:desc>
                </draw:g>
              </table:table-cell>
              <table:table-cell office:value-type="float" office:value="11324.3">
                <text:p>11324.3</text:p>
                <draw:g>
                  <svg:desc>Sheet1.F68:Sheet1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260">
                <text:p>155260</text:p>
              </table:table-cell>
              <table:table-cell office:value-type="float" office:value="2340.35">
                <text:p>2340.35</text:p>
              </table:table-cell>
              <table:table-cell office:value-type="float" office:value="63851.8">
                <text:p>63851.8</text:p>
              </table:table-cell>
              <table:table-cell office:value-type="float" office:value="31623.9">
                <text:p>31623.9</text:p>
              </table:table-cell>
              <table:table-cell office:value-type="float" office:value="23795.9">
                <text:p>2379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6232">
                <text:p>236232</text:p>
              </table:table-cell>
              <table:table-cell office:value-type="float" office:value="2340.35">
                <text:p>2340.35</text:p>
              </table:table-cell>
              <table:table-cell office:value-type="float" office:value="100632">
                <text:p>100632</text:p>
              </table:table-cell>
              <table:table-cell office:value-type="float" office:value="48557.6">
                <text:p>48557.6</text:p>
              </table:table-cell>
              <table:table-cell office:value-type="float" office:value="36010.3">
                <text:p>3601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062">
                <text:p>318062</text:p>
              </table:table-cell>
              <table:table-cell office:value-type="float" office:value="2340.35">
                <text:p>2340.35</text:p>
              </table:table-cell>
              <table:table-cell office:value-type="float" office:value="137786">
                <text:p>137786</text:p>
              </table:table-cell>
              <table:table-cell office:value-type="float" office:value="68345.2">
                <text:p>68345.2</text:p>
              </table:table-cell>
              <table:table-cell office:value-type="float" office:value="46962.6">
                <text:p>4696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534">
                <text:p>400534</text:p>
              </table:table-cell>
              <table:table-cell office:value-type="float" office:value="2340.35">
                <text:p>2340.35</text:p>
              </table:table-cell>
              <table:table-cell office:value-type="float" office:value="176983">
                <text:p>176983</text:p>
              </table:table-cell>
              <table:table-cell office:value-type="float" office:value="86447.2">
                <text:p>86447.2</text:p>
              </table:table-cell>
              <table:table-cell office:value-type="float" office:value="57845.1">
                <text:p>5784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3521">
                <text:p>483521</text:p>
              </table:table-cell>
              <table:table-cell office:value-type="float" office:value="2340.35">
                <text:p>2340.35</text:p>
              </table:table-cell>
              <table:table-cell office:value-type="float" office:value="216543">
                <text:p>216543</text:p>
              </table:table-cell>
              <table:table-cell office:value-type="float" office:value="104596">
                <text:p>104596</text:p>
              </table:table-cell>
              <table:table-cell office:value-type="float" office:value="68850.4">
                <text:p>6885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6938">
                <text:p>566938</text:p>
              </table:table-cell>
              <table:table-cell office:value-type="float" office:value="2340.35">
                <text:p>2340.35</text:p>
              </table:table-cell>
              <table:table-cell office:value-type="float" office:value="256313">
                <text:p>256313</text:p>
              </table:table-cell>
              <table:table-cell office:value-type="float" office:value="122907">
                <text:p>122907</text:p>
              </table:table-cell>
              <table:table-cell office:value-type="float" office:value="79958.2">
                <text:p>7995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726">
                <text:p>650726</text:p>
              </table:table-cell>
              <table:table-cell office:value-type="float" office:value="2340.35">
                <text:p>2340.35</text:p>
              </table:table-cell>
              <table:table-cell office:value-type="float" office:value="296264">
                <text:p>296264</text:p>
              </table:table-cell>
              <table:table-cell office:value-type="float" office:value="141357">
                <text:p>141357</text:p>
              </table:table-cell>
              <table:table-cell office:value-type="float" office:value="91154.1">
                <text:p>9115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4838">
                <text:p>734838</text:p>
              </table:table-cell>
              <table:table-cell office:value-type="float" office:value="2340.35">
                <text:p>2340.35</text:p>
              </table:table-cell>
              <table:table-cell office:value-type="float" office:value="336374">
                <text:p>336374</text:p>
              </table:table-cell>
              <table:table-cell office:value-type="float" office:value="159930">
                <text:p>159930</text:p>
              </table:table-cell>
              <table:table-cell office:value-type="float" office:value="102427">
                <text:p>102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239">
                <text:p>819239</text:p>
              </table:table-cell>
              <table:table-cell office:value-type="float" office:value="2340.35">
                <text:p>2340.35</text:p>
              </table:table-cell>
              <table:table-cell office:value-type="float" office:value="379834">
                <text:p>379834</text:p>
              </table:table-cell>
              <table:table-cell office:value-type="float" office:value="178612">
                <text:p>178612</text:p>
              </table:table-cell>
              <table:table-cell office:value-type="float" office:value="111967">
                <text:p>1119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413cm" svg:y="0.263cm" chart:style-name="ch2">
          <text:p>Dynamic Pricing- with much difference in Reputation</text:p>
        </chart:title>
        <chart:legend chart:legend-position="end" svg:x="13.649cm" svg:y="3.207cm" style:legend-expansion="high" chart:style-name="ch3"/>
        <chart:plot-area chart:style-name="ch4" table:cell-range-address="Sheet1.B88:Sheet1.F98" chart:data-source-has-labels="row" svg:x="1.33cm" svg:y="1.301cm" svg:width="12cm" svg:height="6.543cm">
          <chartooo:coordinate-region svg:x="2.692cm" svg:y="1.5cm" svg:width="10.451cm" svg:height="5.697cm"/>
          <chart:axis chart:dimension="x" chart:name="primary-x" chart:style-name="ch5">
            <chart:title svg:x="6.109cm" svg:y="8.024cm" chart:style-name="ch6">
              <text:p>Iterations (x100)</text:p>
            </chart:title>
          </chart:axis>
          <chart:axis chart:dimension="y" chart:name="primary-y" chart:style-name="ch5">
            <chart:title svg:x="0.451cm" svg:y="5.86cm" chart:style-name="ch7">
              <text:p>Revenue Earned</text:p>
            </chart:title>
            <chart:grid chart:style-name="ch8" chart:class="major"/>
          </chart:axis>
          <chart:series chart:style-name="ch9" chart:values-cell-range-address="Sheet1.B89:Sheet1.B98" chart:label-cell-address="Sheet1.B88:Sheet1.B88" chart:class="chart:line">
            <chart:data-point chart:repeated="10"/>
          </chart:series>
          <chart:series chart:style-name="ch10" chart:values-cell-range-address="Sheet1.C89:Sheet1.C98" chart:label-cell-address="Sheet1.C88:Sheet1.C88" chart:class="chart:line">
            <chart:data-point chart:repeated="10"/>
          </chart:series>
          <chart:series chart:style-name="ch11" chart:values-cell-range-address="Sheet1.D89:Sheet1.D98" chart:label-cell-address="Sheet1.D88:Sheet1.D88" chart:class="chart:line">
            <chart:data-point chart:repeated="10"/>
          </chart:series>
          <chart:series chart:style-name="ch12" chart:values-cell-range-address="Sheet1.E89:Sheet1.E98" chart:label-cell-address="Sheet1.E88:Sheet1.E88" chart:class="chart:line">
            <chart:data-point chart:repeated="10"/>
          </chart:series>
          <chart:series chart:style-name="ch13" chart:values-cell-range-address="Sheet1.F89:Sheet1.F98" chart:label-cell-address="Sheet1.F88:Sheet1.F8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-1</text:p>
                <draw:g>
                  <svg:desc>Sheet1.B88:Sheet1.B88</svg:desc>
                </draw:g>
              </table:table-cell>
              <table:table-cell office:value-type="string">
                <text:p>CSP-2</text:p>
                <draw:g>
                  <svg:desc>Sheet1.C88:Sheet1.C88</svg:desc>
                </draw:g>
              </table:table-cell>
              <table:table-cell office:value-type="string">
                <text:p>CSP-3</text:p>
                <draw:g>
                  <svg:desc>Sheet1.D88:Sheet1.D88</svg:desc>
                </draw:g>
              </table:table-cell>
              <table:table-cell office:value-type="string">
                <text:p>CSP-4</text:p>
                <draw:g>
                  <svg:desc>Sheet1.E88:Sheet1.E88</svg:desc>
                </draw:g>
              </table:table-cell>
              <table:table-cell office:value-type="string">
                <text:p>CSP-5</text:p>
                <draw:g>
                  <svg:desc>Sheet1.F88:Sheet1.F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608.6">
                <text:p>75608.6</text:p>
                <draw:g>
                  <svg:desc>Sheet1.B89:Sheet1.B98</svg:desc>
                </draw:g>
              </table:table-cell>
              <table:table-cell office:value-type="float" office:value="10478.5">
                <text:p>10478.5</text:p>
                <draw:g>
                  <svg:desc>Sheet1.C89:Sheet1.C98</svg:desc>
                </draw:g>
              </table:table-cell>
              <table:table-cell office:value-type="float" office:value="21243.4">
                <text:p>21243.4</text:p>
                <draw:g>
                  <svg:desc>Sheet1.D89:Sheet1.D98</svg:desc>
                </draw:g>
              </table:table-cell>
              <table:table-cell office:value-type="float" office:value="12464.8">
                <text:p>12464.8</text:p>
                <draw:g>
                  <svg:desc>Sheet1.E89:Sheet1.E98</svg:desc>
                </draw:g>
              </table:table-cell>
              <table:table-cell office:value-type="float" office:value="10703.5">
                <text:p>10703.5</text:p>
                <draw:g>
                  <svg:desc>Sheet1.F89:Sheet1.F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279">
                <text:p>155279</text:p>
              </table:table-cell>
              <table:table-cell office:value-type="float" office:value="18587.1">
                <text:p>18587.1</text:p>
              </table:table-cell>
              <table:table-cell office:value-type="float" office:value="44078.5">
                <text:p>44078.5</text:p>
              </table:table-cell>
              <table:table-cell office:value-type="float" office:value="26518.2">
                <text:p>26518.2</text:p>
              </table:table-cell>
              <table:table-cell office:value-type="float" office:value="26599.8">
                <text:p>2659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6247">
                <text:p>236247</text:p>
              </table:table-cell>
              <table:table-cell office:value-type="float" office:value="26840">
                <text:p>26840</text:p>
              </table:table-cell>
              <table:table-cell office:value-type="float" office:value="67597.1">
                <text:p>67597.1</text:p>
              </table:table-cell>
              <table:table-cell office:value-type="float" office:value="36640.4">
                <text:p>36640.4</text:p>
              </table:table-cell>
              <table:table-cell office:value-type="float" office:value="46580.1">
                <text:p>4658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065">
                <text:p>318065</text:p>
              </table:table-cell>
              <table:table-cell office:value-type="float" office:value="35187.5">
                <text:p>35187.5</text:p>
              </table:table-cell>
              <table:table-cell office:value-type="float" office:value="91434.8">
                <text:p>91434.8</text:p>
              </table:table-cell>
              <table:table-cell office:value-type="float" office:value="46952.1">
                <text:p>46952.1</text:p>
              </table:table-cell>
              <table:table-cell office:value-type="float" office:value="66855.4">
                <text:p>6685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520">
                <text:p>400520</text:p>
              </table:table-cell>
              <table:table-cell office:value-type="float" office:value="43605.7">
                <text:p>43605.7</text:p>
              </table:table-cell>
              <table:table-cell office:value-type="float" office:value="115511">
                <text:p>115511</text:p>
              </table:table-cell>
              <table:table-cell office:value-type="float" office:value="57405.4">
                <text:p>57405.4</text:p>
              </table:table-cell>
              <table:table-cell office:value-type="float" office:value="87351.4">
                <text:p>8735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3486">
                <text:p>483486</text:p>
              </table:table-cell>
              <table:table-cell office:value-type="float" office:value="52080.6">
                <text:p>52080.6</text:p>
              </table:table-cell>
              <table:table-cell office:value-type="float" office:value="139779">
                <text:p>139779</text:p>
              </table:table-cell>
              <table:table-cell office:value-type="float" office:value="67972.1">
                <text:p>67972.1</text:p>
              </table:table-cell>
              <table:table-cell office:value-type="float" office:value="108024">
                <text:p>108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6878">
                <text:p>566878</text:p>
              </table:table-cell>
              <table:table-cell office:value-type="float" office:value="60602.8">
                <text:p>60602.8</text:p>
              </table:table-cell>
              <table:table-cell office:value-type="float" office:value="164205">
                <text:p>164205</text:p>
              </table:table-cell>
              <table:table-cell office:value-type="float" office:value="78633.3">
                <text:p>78633.3</text:p>
              </table:table-cell>
              <table:table-cell office:value-type="float" office:value="128844">
                <text:p>128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635">
                <text:p>650635</text:p>
              </table:table-cell>
              <table:table-cell office:value-type="float" office:value="69165.6">
                <text:p>69165.6</text:p>
              </table:table-cell>
              <table:table-cell office:value-type="float" office:value="190742">
                <text:p>190742</text:p>
              </table:table-cell>
              <table:table-cell office:value-type="float" office:value="89375.7">
                <text:p>89375.7</text:p>
              </table:table-cell>
              <table:table-cell office:value-type="float" office:value="146765">
                <text:p>146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4714">
                <text:p>734714</text:p>
              </table:table-cell>
              <table:table-cell office:value-type="float" office:value="77764">
                <text:p>77764</text:p>
              </table:table-cell>
              <table:table-cell office:value-type="float" office:value="219893">
                <text:p>219893</text:p>
              </table:table-cell>
              <table:table-cell office:value-type="float" office:value="100189">
                <text:p>100189</text:p>
              </table:table-cell>
              <table:table-cell office:value-type="float" office:value="161428">
                <text:p>16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079">
                <text:p>819079</text:p>
              </table:table-cell>
              <table:table-cell office:value-type="float" office:value="86394.3">
                <text:p>86394.3</text:p>
              </table:table-cell>
              <table:table-cell office:value-type="float" office:value="249327">
                <text:p>249327</text:p>
              </table:table-cell>
              <table:table-cell office:value-type="float" office:value="111066">
                <text:p>111066</text:p>
              </table:table-cell>
              <table:table-cell office:value-type="float" office:value="175967">
                <text:p>1759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